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85c3ff" draw:textarea-horizontal-align="left" draw:auto-grow-width="true" fo:min-height="0.937cm" fo:min-width="0.00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fill-color="#85c3ff" draw:textarea-horizontal-align="left" draw:auto-grow-width="true" fo:min-height="0.954cm" fo:min-width="0.5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fill-color="#85c3ff" draw:textarea-horizontal-align="left" draw:auto-grow-width="true" fo:min-height="0.955cm" fo:min-width="0.68cm" fo:padding-top="0cm" fo:padding-bottom="0cm" fo:padding-left="0cm" fo:padding-right="0cm"/>
    </style:style>
    <style:style style:name="gr4" style:family="graphic" style:parent-style-name="standard">
      <style:graphic-properties draw:fill-color="#85c3ff" draw:textarea-vertical-align="middle"/>
    </style:style>
    <style:style style:name="gr5" style:family="graphic" style:parent-style-name="standard">
      <style:graphic-properties draw:stroke="solid" svg:stroke-width="0.035cm" svg:stroke-color="#000000" draw:marker-start="Arrow" draw:marker-end="Arrow" draw:stroke-linejoin="miter" draw:fill="none" draw:fill-color="#85c3ff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draw:fill-color="#85c3ff" draw:textarea-horizontal-align="left" draw:auto-grow-width="true" fo:min-height="0.955cm" fo:min-width="0.984cm" fo:padding-top="0cm" fo:padding-bottom="0cm" fo:padding-left="0cm" fo:padding-right="0cm"/>
    </style:style>
    <style:style style:name="P1" style:family="paragraph">
      <loext:graphic-properties draw:fill="none" draw:fill-color="#85c3ff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85c3ff"/>
      <style:paragraph-properties fo:text-align="start"/>
    </style:style>
    <style:style style:name="P4" style:family="paragraph">
      <loext:graphic-properties draw:fill-color="#85c3ff"/>
      <style:paragraph-properties fo:text-align="center"/>
    </style:style>
    <style:style style:name="T1" style:family="text">
      <style:text-properties fo:font-variant="normal" fo:text-transform="none" fo:color="#000000" style:font-name="Times New Roman" fo:font-size="20.2000007629395pt" fo:font-style="italic" fo:font-weight="100"/>
    </style:style>
    <style:style style:name="T2" style:family="text">
      <style:text-properties fo:font-variant="normal" fo:text-transform="none" fo:color="#000000" style:text-position="-33% 58%" style:font-name="Times New Roman" fo:font-size="20.2000007629395pt" fo:font-style="normal" fo:font-weight="100" style:font-style-asian="normal" style:font-style-complex="normal"/>
    </style:style>
    <style:style style:name="T3" style:family="text">
      <style:text-properties fo:font-variant="normal" fo:text-transform="none" fo:color="#000000" style:text-position="-33% 58%" style:font-name="Times New Roman" fo:font-size="20.2000007629395pt" fo:font-style="italic" fo:font-weight="1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002cm" svg:height="0.937cm" svg:x="5.598cm" svg:y="2.364cm">
          <draw:text-box>
            <text:p/>
          </draw:text-box>
        </draw:frame>
        <draw:frame draw:style-name="gr1" draw:text-style-name="P1" draw:layer="layout" svg:width="0.002cm" svg:height="0.937cm" svg:x="4.531cm" svg:y="0.91cm">
          <draw:text-box>
            <text:p/>
          </draw:text-box>
        </draw:frame>
        <draw:frame draw:style-name="gr2" draw:text-style-name="P3" draw:layer="layout" svg:width="0.56cm" svg:height="0.955cm" svg:x="7.2cm" svg:y="0.089cm">
          <draw:text-box>
            <text:p text:style-name="P2"><text:span text:style-name="T1">σ</text:span><text:span text:style-name="T2">2</text:span></text:p>
          </draw:text-box>
        </draw:frame>
        <draw:frame draw:style-name="gr1" draw:text-style-name="P1" draw:layer="layout" svg:width="0.002cm" svg:height="0.937cm" svg:x="12.241cm" svg:y="7.776cm">
          <draw:text-box>
            <text:p/>
          </draw:text-box>
        </draw:frame>
        <draw:frame draw:style-name="gr2" draw:text-style-name="P3" draw:layer="layout" svg:width="0.56cm" svg:height="0.955cm" svg:x="12.713cm" svg:y="5.169cm">
          <draw:text-box>
            <text:p text:style-name="P2"><text:span text:style-name="T1">σ</text:span><text:span text:style-name="T2">1</text:span></text:p>
          </draw:text-box>
        </draw:frame>
        <draw:frame draw:style-name="gr1" draw:text-style-name="P1" draw:layer="layout" svg:width="0.002cm" svg:height="0.937cm" svg:x="9.33cm" svg:y="7.754cm">
          <draw:text-box>
            <text:p/>
          </draw:text-box>
        </draw:frame>
        <draw:frame draw:style-name="gr3" draw:text-style-name="P3" draw:layer="layout" svg:width="0.68cm" svg:height="0.955cm" svg:x="11.33cm" svg:y="5.454cm">
          <draw:text-box>
            <text:p text:style-name="P2"><text:span text:style-name="T1">S</text:span><text:span text:style-name="T3">ut</text:span></text:p>
          </draw:text-box>
        </draw:frame>
        <draw:polygon draw:style-name="gr4" draw:text-style-name="P4" draw:layer="layout" svg:width="9.016cm" svg:height="9.016cm" svg:x="2.499cm" svg:y="2.093cm" svg:viewBox="0 0 9017 9017" draw:points="5437,0 9017,0 9017,3175 5437,9017 0,9017 0,3048">
          <text:p/>
        </draw:polygon>
        <draw:line draw:style-name="gr5" draw:text-style-name="P1" draw:layer="layout" svg:x1="0.394cm" svg:y1="5.199cm" svg:x2="13.094cm" svg:y2="5.199cm">
          <text:p/>
        </draw:line>
        <draw:line draw:style-name="gr5" draw:text-style-name="P1" draw:layer="layout" svg:x1="7.908cm" svg:y1="0.535cm" svg:x2="7.908cm" svg:y2="12.854cm">
          <text:p/>
        </draw:line>
        <draw:frame draw:style-name="gr3" draw:text-style-name="P3" draw:layer="layout" svg:width="0.68cm" svg:height="0.955cm" svg:x="8.114cm" svg:y="1.197cm">
          <draw:text-box>
            <text:p text:style-name="P2"><text:span text:style-name="T1">S</text:span><text:span text:style-name="T3">ut</text:span></text:p>
          </draw:text-box>
        </draw:frame>
        <draw:frame draw:style-name="gr6" draw:text-style-name="P3" draw:layer="layout" svg:width="0.984cm" svg:height="0.955cm" svg:x="8.096cm" svg:y="11.076cm">
          <draw:text-box>
            <text:p text:style-name="P2"><text:span text:style-name="T1">-S</text:span><text:span text:style-name="T3">uc</text:span></text:p>
          </draw:text-box>
        </draw:frame>
        <draw:frame draw:style-name="gr6" draw:text-style-name="P3" draw:layer="layout" svg:width="0.984cm" svg:height="0.955cm" svg:x="1.537cm" svg:y="4.218cm">
          <draw:text-box>
            <text:p text:style-name="P2"><text:span text:style-name="T1">-S</text:span><text:span text:style-name="T3">u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12.9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27T15:22:54.052421788</dc:date>
    <meta:editing-duration>PT19M6S</meta:editing-duration>
    <meta:editing-cycles>4</meta:editing-cycles>
    <meta:generator>LibreOffice/5.3.0.3$Linux_X86_64 LibreOffice_project/30m0$Build-3</meta:generator>
    <meta:document-statistic meta:object-count="13"/>
  </office:meta>
</office:document-meta>
</file>